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2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134f5c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6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69999980926514pt" fo:font-style="normal" style:text-underline-style="none" fo:font-weight="normal" style:text-blinking="false" fo:background-color="transparent" style:font-size-asian="9.69999980926514pt" style:font-size-complex="9.69999980926514pt"/>
    </style:style>
    <style:style style:name="P8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2999992370605pt" fo:font-style="normal" style:text-underline-style="none" fo:font-weight="bold" style:text-blinking="false" fo:background-color="transparent" style:font-size-asian="21.2999992370605pt" style:font-size-complex="21.2999992370605pt"/>
    </style:style>
    <style:style style:name="P9" style:family="paragraph" style:parent-style-name="Standard" style:list-style-name="L2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10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T1" style:family="text">
      <style:text-properties style:text-position="super 58%"/>
    </style:style>
    <style:style style:name="T2" style:family="text">
      <style:text-properties style:font-name="Times New Roman" style:font-name-asian="TimesNewRomanPSMT" style:font-name-complex="TimesNewRomanPSM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ct Arimaa – CR10 : Wednesday, November, 19<text:span text:style-name="T1">th</text:span> </text:p>
      <text:p text:style-name="P7">Presents : Everyone, with Nikos <text:span text:style-name="T2">Parlavantzas and Christian Raymond</text:span></text:p>
      <text:h text:style-name="P1" text:outline-level="1">Order of business :</text:h>
      <text:list xml:id="list3592883392329824832" text:style-name="L1">
        <text:list-item>
          <text:p text:style-name="P10">Where to put Input/Output in the report (without Nikos saying)</text:p>
        </text:list-item>
        <text:list-item>
          <text:p text:style-name="P10">Comments on the second report</text:p>
        </text:list-item>
        <text:list-item>
          <text:p text:style-name="P10">Picture flowchart of Prateek to improve</text:p>
        </text:list-item>
        <text:list-item>
          <text:p text:style-name="P10">No we : writing rules</text:p>
        </text:list-item>
        <text:list-item>
          <text:p text:style-name="P10">Mistakes in documents + references Benoit MCTS and OpenMP + branching factor in footnote or explain more + won't + basic operation of Mikail (methods)<text:tab/></text:p>
        </text:list-item>
      </text:list>
      <text:p text:style-name="P4"/>
      <text:h text:style-name="P1" text:outline-level="1">Information :</text:h>
      <text:list xml:id="list8644705552707177966" text:style-name="L2">
        <text:list-item>
          <text:p text:style-name="P9"/>
        </text:list-item>
      </text:list>
      <text:p text:style-name="P5"/>
      <text:h text:style-name="P3" text:outline-level="1">Planification</text:h>
      <text:p text:style-name="P6">Task<text:tab/><text:tab/><text:tab/><text:tab/><text:tab/><text:tab/><text:tab/><text:tab/><text:tab/>Responsible<text:tab/><text:tab/>Deadline</text:p>
      <text:p text:style-name="P6">OpenMP report part<text:tab/><text:tab/><text:tab/><text:tab/><text:tab/><text:tab/><text:tab/>Benoit<text:tab/>and Baptiste<text:tab/>11/19</text:p>
      <text:p text:style-name="P6">MCTS report part<text:tab/><text:tab/><text:tab/><text:tab/><text:tab/><text:tab/><text:tab/>Benoit<text:tab/><text:tab/><text:tab/>11/19</text:p>
      <text:p text:style-name="P6">MPI report part<text:tab/><text:tab/><text:tab/><text:tab/><text:tab/><text:tab/><text:tab/>Mikail<text:tab/><text:tab/><text:tab/>11/19</text:p>
      <text:p text:style-name="P6">Parallelization method report part<text:tab/><text:tab/><text:tab/><text:tab/><text:tab/>Mikail<text:tab/><text:tab/><text:tab/>11/19</text:p>
      <text:p text:style-name="P6">OpenAcc report part<text:tab/><text:tab/><text:tab/><text:tab/><text:tab/><text:tab/><text:tab/>Baptiste<text:tab/><text:tab/>11/19</text:p>
      <text:p text:style-name="P6">Behaviour of the game report part<text:tab/><text:tab/><text:tab/><text:tab/><text:tab/>Gabriel<text:tab/><text:tab/>11/19</text:p>
      <text:p text:style-name="P6">General Architecture review<text:tab/><text:tab/><text:tab/><text:tab/><text:tab/><text:tab/>Gabriel<text:tab/><text:tab/>11/19</text:p>
      <text:p text:style-name="P6">Conclusion report part<text:tab/><text:tab/><text:tab/><text:tab/><text:tab/><text:tab/>Gabriel<text:tab/><text:tab/>11/19</text:p>
      <text:p text:style-name="P6">Input/Output report part<text:tab/><text:tab/><text:tab/><text:tab/><text:tab/><text:tab/>Dan<text:tab/><text:tab/><text:tab/>11/19</text:p>
      <text:p text:style-name="P6">Introduction report part<text:tab/><text:tab/><text:tab/><text:tab/><text:tab/><text:tab/>Dan<text:tab/><text:tab/><text:tab/>11/19</text:p>
      <text:p text:style-name="P6">Abstract report part<text:tab/><text:tab/><text:tab/><text:tab/><text:tab/><text:tab/><text:tab/>Prateek<text:tab/><text:tab/>11/19</text:p>
      <text:p text:style-name="P6">API report part<text:tab/><text:tab/><text:tab/><text:tab/><text:tab/><text:tab/><text:tab/>Prateek<text:tab/><text:tab/>11/19<text:tab/><text:tab/></text:p>
      <text:p text:style-name="P6">First draft of the report<text:tab/><text:tab/><text:tab/><text:tab/><text:tab/><text:tab/>Everyone<text:tab/><text:tab/>11/19</text:p>
      <text:p text:style-name="P6">Last draft of the report<text:tab/><text:tab/><text:tab/><text:tab/><text:tab/><text:tab/>Everyone<text:tab/><text:tab/>11/26</text:p>
      <text:p text:style-name="P6">Due date for the report<text:tab/><text:tab/><text:tab/><text:tab/><text:tab/><text:tab/>Dan<text:tab/><text:tab/><text:tab/>11/27</text:p>
      <text:p text:style-name="P6">OpenMP implementation<text:tab/><text:tab/><text:tab/><text:tab/><text:tab/><text:tab/>Not decided<text:tab/>Begin after 11/19</text:p>
      <text:h text:style-name="P2" text:outline-level="1">Finish the game application<text:tab/><text:tab/><text:tab/><text:tab/><text:tab/><text:tab/>Gabriel<text:tab/><text:tab/>12/18</text:h>
      <text:h text:style-name="P1" text:outline-level="1">Next meeting : 11/26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1-19T15:08:42.58</dc:date>
    <dc:creator>Dan </dc:creator>
    <meta:editing-duration>PT20H35M37S</meta:editing-duration>
    <meta:editing-cycles>460</meta:editing-cycles>
    <meta:generator>OpenOffice/4.1.1$Win32 OpenOffice.org_project/411m6$Build-9775</meta:generator>
    <meta:document-statistic meta:table-count="0" meta:image-count="0" meta:object-count="0" meta:page-count="1" meta:paragraph-count="29" meta:word-count="187" meta:character-count="1280"/>
  </office:meta>
</office:document-meta>
</file>